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47cm" fo:min-width="15.12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8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4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4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8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8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4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6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4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cm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8.951cm" fo:min-width="15.121cm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47cm" fo:min-width="13.72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6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4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0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8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6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3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12cm" fo:min-width="1.21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5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1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0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9cm"/>
    </style:style>
    <style:style style:name="gr4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47cm" fo:min-width="3.3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51cm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13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38cm" fo:min-width="0.13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0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5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99cm"/>
    </style:style>
    <style:style style:name="gr5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8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5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8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3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5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69cm" fo:min-width="1.02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878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34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8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6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621cm" svg:height="1.397cm" svg:x="3.005cm" svg:y="25.484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.621cm" svg:height="1.397cm" svg:x="3.005cm" svg:y="23.484cm">
          <text:p text:style-name="P1">Memory Control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048cm" svg:y1="25.511cm" svg:x2="4.048cm" svg:y2="24.876cm">
          <text:p/>
        </draw:line>
        <draw:line draw:style-name="gr2" draw:text-style-name="P1" draw:layer="layout" svg:x1="5.445cm" svg:y1="25.511cm" svg:x2="5.445cm" svg:y2="24.876cm">
          <text:p/>
        </draw:line>
        <draw:line draw:style-name="gr2" draw:text-style-name="P1" draw:layer="layout" svg:x1="8.223cm" svg:y1="24.876cm" svg:x2="8.223cm" svg:y2="25.511cm">
          <text:p/>
        </draw:line>
        <draw:line draw:style-name="gr2" draw:text-style-name="P1" draw:layer="layout" svg:x1="11.223cm" svg:y1="24.876cm" svg:x2="11.223cm" svg:y2="25.511cm">
          <text:p/>
        </draw:line>
        <draw:line draw:style-name="gr2" draw:text-style-name="P1" draw:layer="layout" svg:x1="14.223cm" svg:y1="24.876cm" svg:x2="14.223cm" svg:y2="25.511cm">
          <text:p/>
        </draw:line>
        <draw:line draw:style-name="gr2" draw:text-style-name="P1" draw:layer="layout" svg:x1="17.223cm" svg:y1="24.876cm" svg:x2="17.223cm" svg:y2="25.511cm">
          <text:p/>
        </draw:line>
        <draw:frame draw:style-name="gr3" draw:text-style-name="P2" draw:layer="layout" svg:width="1.865cm" svg:height="0.645cm" svg:x="2.224cm" svg:y="24.866cm">
          <draw:text-box>
            <text:p><text:span text:style-name="T1">data [32]</text:span></text:p>
          </draw:text-box>
        </draw:frame>
        <draw:frame draw:style-name="gr4" draw:text-style-name="P2" draw:layer="layout" svg:width="2.411cm" svg:height="0.645cm" svg:x="4.424cm" svg:y="24.267cm">
          <draw:text-box>
            <text:p><text:span text:style-name="T1">ramState [2]</text:span></text:p>
          </draw:text-box>
        </draw:frame>
        <draw:frame draw:style-name="gr5" draw:text-style-name="P2" draw:layer="layout" svg:width="1.886cm" svg:height="0.645cm" svg:x="6.424cm" svg:y="24.867cm">
          <draw:text-box>
            <text:p><text:span text:style-name="T1">addr [32]</text:span></text:p>
          </draw:text-box>
        </draw:frame>
        <draw:frame draw:style-name="gr6" draw:text-style-name="P2" draw:layer="layout" svg:width="1.01cm" svg:height="0.645cm" svg:x="10.324cm" svg:y="24.867cm">
          <draw:text-box>
            <text:p><text:span text:style-name="T1">ren</text:span></text:p>
          </draw:text-box>
        </draw:frame>
        <draw:frame draw:style-name="gr7" draw:text-style-name="P2" draw:layer="layout" svg:width="1.145cm" svg:height="0.645cm" svg:x="13.124cm" svg:y="24.868cm">
          <draw:text-box>
            <text:p><text:span text:style-name="T1">wen</text:span></text:p>
          </draw:text-box>
        </draw:frame>
        <draw:frame draw:style-name="gr8" draw:text-style-name="P2" draw:layer="layout" svg:width="1.967cm" svg:height="0.645cm" svg:x="15.324cm" svg:y="24.868cm">
          <draw:text-box>
            <text:p><text:span text:style-name="T1">store [32]</text:span></text:p>
          </draw:text-box>
        </draw:frame>
        <draw:custom-shape draw:style-name="gr1" draw:text-style-name="P1" draw:layer="layout" svg:width="15.621cm" svg:height="1.397cm" svg:x="3.005cm" svg:y="21.484cm">
          <text:p text:style-name="P1">Cache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048cm" svg:y1="23.512cm" svg:x2="17.048cm" svg:y2="22.877cm">
          <text:p/>
        </draw:line>
        <draw:line draw:style-name="gr2" draw:text-style-name="P1" draw:layer="layout" svg:x1="18.048cm" svg:y1="23.512cm" svg:x2="18.048cm" svg:y2="22.877cm">
          <text:p/>
        </draw:line>
        <draw:line draw:style-name="gr2" draw:text-style-name="P1" draw:layer="layout" svg:x1="15.223cm" svg:y1="22.876cm" svg:x2="15.223cm" svg:y2="23.511cm">
          <text:p/>
        </draw:line>
        <draw:line draw:style-name="gr2" draw:text-style-name="P1" draw:layer="layout" svg:x1="14.223cm" svg:y1="22.876cm" svg:x2="14.223cm" svg:y2="23.511cm">
          <text:p/>
        </draw:line>
        <draw:line draw:style-name="gr2" draw:text-style-name="P1" draw:layer="layout" svg:x1="13.223cm" svg:y1="22.876cm" svg:x2="13.223cm" svg:y2="23.511cm">
          <text:p/>
        </draw:line>
        <draw:line draw:style-name="gr2" draw:text-style-name="P1" draw:layer="layout" svg:x1="11.048cm" svg:y1="23.513cm" svg:x2="11.048cm" svg:y2="22.878cm">
          <text:p/>
        </draw:line>
        <draw:line draw:style-name="gr2" draw:text-style-name="P1" draw:layer="layout" svg:x1="10.048cm" svg:y1="23.513cm" svg:x2="10.048cm" svg:y2="22.878cm">
          <text:p/>
        </draw:line>
        <draw:line draw:style-name="gr2" draw:text-style-name="P1" draw:layer="layout" svg:x1="12.223cm" svg:y1="22.876cm" svg:x2="12.223cm" svg:y2="23.511cm">
          <text:p/>
        </draw:line>
        <draw:line draw:style-name="gr2" draw:text-style-name="P1" draw:layer="layout" svg:x1="4.223cm" svg:y1="22.876cm" svg:x2="4.223cm" svg:y2="23.511cm">
          <text:p/>
        </draw:line>
        <draw:line draw:style-name="gr2" draw:text-style-name="P1" draw:layer="layout" svg:x1="5.223cm" svg:y1="22.876cm" svg:x2="5.223cm" svg:y2="23.511cm">
          <text:p/>
        </draw:line>
        <draw:frame draw:style-name="gr9" draw:text-style-name="P2" draw:layer="layout" svg:width="2.767cm" svg:height="0.645cm" svg:x="1.525cm" svg:y="22.867cm">
          <draw:text-box>
            <text:p><text:span text:style-name="T1">iren [#Caches]</text:span></text:p>
          </draw:text-box>
        </draw:frame>
        <draw:frame draw:style-name="gr10" draw:text-style-name="P2" draw:layer="layout" svg:width="3.546cm" svg:height="0.645cm" svg:x="5.126cm" svg:y="22.868cm">
          <draw:text-box>
            <text:p><text:span text:style-name="T1">iaddr [32][#Caches]</text:span></text:p>
          </draw:text-box>
        </draw:frame>
        <draw:frame draw:style-name="gr11" draw:text-style-name="P2" draw:layer="layout" svg:width="3.431cm" svg:height="0.645cm" svg:x="6.826cm" svg:y="22.369cm">
          <draw:text-box>
            <text:p><text:span text:style-name="T1">instr [32][#Caches]</text:span></text:p>
          </draw:text-box>
        </draw:frame>
        <draw:frame draw:style-name="gr12" draw:text-style-name="P2" draw:layer="layout" svg:width="2.881cm" svg:height="0.645cm" svg:x="9.827cm" svg:y="22.37cm">
          <draw:text-box>
            <text:p><text:span text:style-name="T1">iwait [#Caches]</text:span></text:p>
          </draw:text-box>
        </draw:frame>
        <draw:frame draw:style-name="gr13" draw:text-style-name="P2" draw:layer="layout" svg:width="2.885cm" svg:height="0.645cm" svg:x="10.128cm" svg:y="23.371cm">
          <draw:text-box>
            <text:p><text:span text:style-name="T1">dren [#Caches]</text:span></text:p>
          </draw:text-box>
        </draw:frame>
        <draw:frame draw:style-name="gr14" draw:text-style-name="P2" draw:layer="layout" svg:width="2.945cm" svg:height="0.645cm" svg:x="12.329cm" svg:y="22.372cm">
          <draw:text-box>
            <text:p><text:span text:style-name="T1">wren [#Caches]</text:span></text:p>
          </draw:text-box>
        </draw:frame>
        <draw:frame draw:style-name="gr15" draw:text-style-name="P2" draw:layer="layout" svg:width="3.664cm" svg:height="0.645cm" svg:x="13.23cm" svg:y="23.373cm">
          <draw:text-box>
            <text:p><text:span text:style-name="T1">daddr [32][#Caches]</text:span></text:p>
          </draw:text-box>
        </draw:frame>
        <draw:frame draw:style-name="gr16" draw:text-style-name="P2" draw:layer="layout" svg:width="3.55cm" svg:height="0.645cm" svg:x="14.83cm" svg:y="22.374cm">
          <draw:text-box>
            <text:p><text:span text:style-name="T1">store [32][#Caches]</text:span></text:p>
          </draw:text-box>
        </draw:frame>
        <draw:frame draw:style-name="gr17" draw:text-style-name="P2" draw:layer="layout" svg:width="3.448cm" svg:height="0.645cm" svg:x="15.23cm" svg:y="23.775cm">
          <draw:text-box>
            <text:p><text:span text:style-name="T1">data [32][#Caches]</text:span></text:p>
          </draw:text-box>
        </draw:frame>
        <draw:frame draw:style-name="gr18" draw:text-style-name="P2" draw:layer="layout" svg:width="3cm" svg:height="0.645cm" svg:x="15.83cm" svg:y="21.976cm">
          <draw:text-box>
            <text:p><text:span text:style-name="T1">dwait [#Caches]</text:span></text:p>
          </draw:text-box>
        </draw:frame>
        <draw:custom-shape draw:style-name="gr19" draw:text-style-name="P1" draw:layer="layout" svg:width="15.621cm" svg:height="19.201cm" svg:x="2.991cm" svg:y="0.952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4.224cm" svg:height="1.397cm" svg:x="3.667cm" svg:y="18.484cm">
          <text:p text:style-name="P1">Request Unit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049cm" svg:y1="21.444cm" svg:x2="17.049cm" svg:y2="19.978cm">
          <text:p/>
        </draw:line>
        <draw:line draw:style-name="gr2" draw:text-style-name="P1" draw:layer="layout" svg:x1="18.049cm" svg:y1="21.444cm" svg:x2="18.049cm" svg:y2="19.978cm">
          <text:p/>
        </draw:line>
        <draw:line draw:style-name="gr2" draw:text-style-name="P1" draw:layer="layout" svg:x1="15.224cm" svg:y1="19.976cm" svg:x2="15.224cm" svg:y2="21.442cm">
          <text:p/>
        </draw:line>
        <draw:line draw:style-name="gr2" draw:text-style-name="P1" draw:layer="layout" svg:x1="14.224cm" svg:y1="19.976cm" svg:x2="14.224cm" svg:y2="21.442cm">
          <text:p/>
        </draw:line>
        <draw:line draw:style-name="gr2" draw:text-style-name="P1" draw:layer="layout" svg:x1="13.224cm" svg:y1="19.976cm" svg:x2="13.224cm" svg:y2="21.442cm">
          <text:p/>
        </draw:line>
        <draw:line draw:style-name="gr2" draw:text-style-name="P1" draw:layer="layout" svg:x1="11.049cm" svg:y1="21.447cm" svg:x2="11.049cm" svg:y2="19.981cm">
          <text:p/>
        </draw:line>
        <draw:line draw:style-name="gr2" draw:text-style-name="P1" draw:layer="layout" svg:x1="10.049cm" svg:y1="21.447cm" svg:x2="10.049cm" svg:y2="19.981cm">
          <text:p/>
        </draw:line>
        <draw:line draw:style-name="gr2" draw:text-style-name="P1" draw:layer="layout" svg:x1="12.224cm" svg:y1="19.976cm" svg:x2="12.224cm" svg:y2="21.442cm">
          <text:p/>
        </draw:line>
        <draw:line draw:style-name="gr2" draw:text-style-name="P1" draw:layer="layout" svg:x1="4.224cm" svg:y1="19.976cm" svg:x2="4.224cm" svg:y2="21.442cm">
          <text:p/>
        </draw:line>
        <draw:line draw:style-name="gr2" draw:text-style-name="P1" draw:layer="layout" svg:x1="5.224cm" svg:y1="19.976cm" svg:x2="5.224cm" svg:y2="21.442cm">
          <text:p/>
        </draw:line>
        <draw:frame draw:style-name="gr21" draw:text-style-name="P2" draw:layer="layout" svg:width="1.086cm" svg:height="0.645cm" svg:x="3.626cm" svg:y="21.367cm">
          <draw:text-box>
            <text:p><text:span text:style-name="T1">iren</text:span></text:p>
          </draw:text-box>
        </draw:frame>
        <draw:frame draw:style-name="gr22" draw:text-style-name="P2" draw:layer="layout" svg:width="1.963cm" svg:height="0.645cm" svg:x="4.627cm" svg:y="21.368cm">
          <draw:text-box>
            <text:p><text:span text:style-name="T1">iaddr [32]</text:span></text:p>
          </draw:text-box>
        </draw:frame>
        <draw:frame draw:style-name="gr23" draw:text-style-name="P2" draw:layer="layout" svg:width="1.848cm" svg:height="0.645cm" svg:x="8.727cm" svg:y="19.369cm">
          <draw:text-box>
            <text:p><text:span text:style-name="T1">instr [32]</text:span></text:p>
          </draw:text-box>
        </draw:frame>
        <draw:frame draw:style-name="gr24" draw:text-style-name="P2" draw:layer="layout" svg:width="0.947cm" svg:height="0.645cm" svg:x="10.528cm" svg:y="19.37cm">
          <draw:text-box>
            <text:p><text:span text:style-name="T1">ihit</text:span></text:p>
          </draw:text-box>
        </draw:frame>
        <draw:frame draw:style-name="gr25" draw:text-style-name="P2" draw:layer="layout" svg:width="1.205cm" svg:height="0.645cm" svg:x="11.729cm" svg:y="21.371cm">
          <draw:text-box>
            <text:p><text:span text:style-name="T1">dren</text:span></text:p>
          </draw:text-box>
        </draw:frame>
        <draw:frame draw:style-name="gr26" draw:text-style-name="P2" draw:layer="layout" svg:width="1.264cm" svg:height="0.645cm" svg:x="12.53cm" svg:y="19.372cm">
          <draw:text-box>
            <text:p><text:span text:style-name="T1">wren</text:span></text:p>
          </draw:text-box>
        </draw:frame>
        <draw:frame draw:style-name="gr27" draw:text-style-name="P2" draw:layer="layout" svg:width="2.081cm" svg:height="0.645cm" svg:x="13.231cm" svg:y="21.373cm">
          <draw:text-box>
            <text:p><text:span text:style-name="T1">daddr [32]</text:span></text:p>
          </draw:text-box>
        </draw:frame>
        <draw:frame draw:style-name="gr8" draw:text-style-name="P2" draw:layer="layout" svg:width="1.967cm" svg:height="0.645cm" svg:x="14.331cm" svg:y="19.374cm">
          <draw:text-box>
            <text:p><text:span text:style-name="T1">store [32]</text:span></text:p>
          </draw:text-box>
        </draw:frame>
        <draw:frame draw:style-name="gr3" draw:text-style-name="P2" draw:layer="layout" svg:width="1.865cm" svg:height="0.645cm" svg:x="15.931cm" svg:y="21.375cm">
          <draw:text-box>
            <text:p><text:span text:style-name="T1">data [32]</text:span></text:p>
          </draw:text-box>
        </draw:frame>
        <draw:frame draw:style-name="gr28" draw:text-style-name="P2" draw:layer="layout" svg:width="1.065cm" svg:height="0.645cm" svg:x="17.031cm" svg:y="19.376cm">
          <draw:text-box>
            <text:p><text:span text:style-name="T1">dhit</text:span></text:p>
          </draw:text-box>
        </draw:frame>
        <draw:line draw:style-name="gr2" draw:text-style-name="P1" draw:layer="layout" svg:x1="15.986cm" svg:y1="17.637cm" svg:x2="15.986cm" svg:y2="18.526cm">
          <text:p/>
        </draw:line>
        <draw:line draw:style-name="gr2" draw:text-style-name="P1" draw:layer="layout" svg:x1="16.986cm" svg:y1="17.637cm" svg:x2="16.986cm" svg:y2="18.526cm">
          <text:p/>
        </draw:line>
        <draw:frame draw:style-name="gr29" draw:text-style-name="P2" draw:layer="layout" svg:width="1.73cm" svg:height="0.645cm" svg:x="15.132cm" svg:y="17.077cm">
          <draw:text-box>
            <text:p><text:span text:style-name="T1">MemRd</text:span></text:p>
          </draw:text-box>
        </draw:frame>
        <draw:frame draw:style-name="gr30" draw:text-style-name="P2" draw:layer="layout" svg:width="1.721cm" svg:height="0.645cm" svg:x="16.532cm" svg:y="17.078cm">
          <draw:text-box>
            <text:p><text:span text:style-name="T1">MemWr</text:span></text:p>
          </draw:text-box>
        </draw:frame>
        <draw:frame draw:style-name="gr31" draw:layer="layout" svg:width="3.321cm" svg:height="0.962cm" svg:x="3.04cm" svg:y="1.616cm">
          <draw:text-box>
            <text:p>Data Path</text:p>
          </draw:text-box>
        </draw:frame>
        <draw:custom-shape draw:style-name="gr20" draw:text-style-name="P1" draw:layer="layout" svg:width="14.224cm" svg:height="1.397cm" svg:x="3.667cm" svg:y="2.484cm">
          <text:p text:style-name="P1">Control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.413cm" svg:height="0.508cm" draw:transform="rotate (1.57795217672807) translate (15.878cm 7.323cm)">
          <text:p text:style-name="P1"/>
          <draw:enhanced-geometry svg:viewBox="0 0 21600 21600" draw:mirror-horizontal="false" draw:mirror-vertical="false" draw:glue-points="?f6 10800 10800 21600 ?f5 10800 10800 0" draw:text-areas="?f3 ?f3 ?f4 ?f4" draw:type="trapezoid" draw:modifiers="2487.4896437448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3" draw:text-style-name="P2" draw:layer="layout" svg:width="1.184cm" svg:height="0.645cm" draw:transform="rotate (-1.57550871577528) translate (16.449cm 5.61cm)">
          <draw:text-box>
            <text:p><text:span text:style-name="T1">ALU</text:span></text:p>
          </draw:text-box>
        </draw:frame>
        <draw:line draw:style-name="gr2" draw:text-style-name="P1" draw:layer="layout" svg:x1="15.841cm" svg:y1="5.064cm" svg:x2="15.841cm" svg:y2="3.921cm">
          <text:p/>
        </draw:line>
        <draw:line draw:style-name="gr2" draw:text-style-name="P1" draw:layer="layout" svg:x1="16.195cm" svg:y1="3.921cm" svg:x2="16.195cm" svg:y2="5.064cm">
          <text:p/>
        </draw:line>
        <draw:frame draw:style-name="gr34" draw:text-style-name="P2" draw:layer="layout" svg:width="1.226cm" svg:height="0.645cm" svg:x="14.832cm" svg:y="4.178cm">
          <draw:text-box>
            <text:p><text:span text:style-name="T1">Zero</text:span></text:p>
          </draw:text-box>
        </draw:frame>
        <draw:frame draw:style-name="gr35" draw:text-style-name="P2" draw:layer="layout" svg:width="1.653cm" svg:height="0.645cm" svg:x="16.132cm" svg:y="4.079cm">
          <draw:text-box>
            <text:p><text:span text:style-name="T1">ALUCtr</text:span></text:p>
          </draw:text-box>
        </draw:frame>
        <draw:custom-shape draw:style-name="gr32" draw:text-style-name="P1" draw:layer="layout" svg:width="2.413cm" svg:height="0.508cm" draw:transform="rotate (1.57795217672807) translate (17.478cm 7.32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487.4896437448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6" draw:text-style-name="P2" draw:layer="layout" svg:width="1.281cm" svg:height="0.645cm" draw:transform="rotate (-1.57550871577528) translate (18.05cm 5.61cm)">
          <draw:text-box>
            <text:p><text:span text:style-name="T1">MUX</text:span></text:p>
          </draw:text-box>
        </draw:frame>
        <draw:line draw:style-name="gr2" draw:text-style-name="P1" draw:layer="layout" svg:x1="17.637cm" svg:y1="3.921cm" svg:x2="17.637cm" svg:y2="4.937cm">
          <text:p/>
        </draw:line>
        <draw:line draw:style-name="gr2" draw:text-style-name="P1" draw:layer="layout" svg:x1="18.018cm" svg:y1="3.921cm" svg:x2="18.018cm" svg:y2="5.191cm">
          <text:p/>
        </draw:line>
        <draw:frame draw:style-name="gr37" draw:text-style-name="P2" draw:layer="layout" svg:width="2.217cm" svg:height="0.645cm" svg:x="16.333cm" svg:y="3.28cm">
          <draw:text-box>
            <text:p><text:span text:style-name="T1">MemtoReg</text:span></text:p>
          </draw:text-box>
        </draw:frame>
        <draw:frame draw:style-name="gr38" draw:text-style-name="P2" draw:layer="layout" svg:width="1.107cm" svg:height="0.645cm" svg:x="17.734cm" svg:y="4.981cm">
          <draw:text-box>
            <text:p><text:span text:style-name="T1">JAL</text:span></text:p>
          </draw:text-box>
        </draw:frame>
        <draw:frame draw:style-name="gr39" draw:text-style-name="P2" draw:layer="layout" svg:width="1.679cm" svg:height="0.645cm" svg:x="16.335cm" svg:y="7.282cm">
          <draw:text-box>
            <text:p><text:span text:style-name="T1">PC <text:s/>+ 4</text:span></text:p>
          </draw:text-box>
        </draw:frame>
        <draw:custom-shape draw:style-name="gr40" draw:text-style-name="P1" draw:layer="layout" svg:width="3.81cm" svg:height="1.397cm" svg:x="9.842cm" svg:y="7.08cm">
          <text:p text:style-name="P1">Register File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922cm" svg:y1="3.921cm" svg:x2="11.922cm" svg:y2="7.096cm">
          <text:p/>
        </draw:line>
        <draw:line draw:style-name="gr2" draw:text-style-name="P1" draw:layer="layout" svg:x1="12.922cm" svg:y1="3.921cm" svg:x2="12.922cm" svg:y2="7.096cm">
          <text:p/>
        </draw:line>
        <draw:frame draw:style-name="gr41" draw:text-style-name="P2" draw:layer="layout" svg:width="0.951cm" svg:height="0.645cm" svg:x="11.132cm" svg:y="3.879cm">
          <draw:text-box>
            <text:p><text:span text:style-name="T1">Ra</text:span></text:p>
          </draw:text-box>
        </draw:frame>
        <draw:frame draw:style-name="gr41" draw:text-style-name="P2" draw:layer="layout" svg:width="0.951cm" svg:height="0.645cm" svg:x="12.133cm" svg:y="3.88cm">
          <draw:text-box>
            <text:p><text:span text:style-name="T1">Rb</text:span></text:p>
          </draw:text-box>
        </draw:frame>
        <draw:line draw:style-name="gr42" draw:text-style-name="P1" draw:layer="layout" svg:x1="13.7cm" svg:y1="7.223cm" svg:x2="14.462cm" svg:y2="7.223cm">
          <text:p/>
        </draw:line>
        <draw:line draw:style-name="gr42" draw:text-style-name="P1" draw:layer="layout" svg:x1="14.462cm" svg:y1="7.223cm" svg:x2="14.462cm" svg:y2="5.445cm">
          <text:p/>
        </draw:line>
        <draw:line draw:style-name="gr2" draw:text-style-name="P1" draw:layer="layout" svg:x1="14.462cm" svg:y1="5.445cm" svg:x2="15.859cm" svg:y2="5.445cm">
          <text:p/>
        </draw:line>
        <draw:frame draw:style-name="gr43" draw:text-style-name="P2" draw:layer="layout" svg:width="1.302cm" svg:height="0.645cm" svg:x="14.234cm" svg:y="4.881cm">
          <draw:text-box>
            <text:p><text:span text:style-name="T1">busA</text:span></text:p>
          </draw:text-box>
        </draw:frame>
        <draw:line draw:style-name="gr42" draw:text-style-name="P1" draw:layer="layout" svg:x1="13.7cm" svg:y1="8.223cm" svg:x2="14.462cm" svg:y2="8.223cm">
          <text:p/>
        </draw:line>
        <draw:custom-shape draw:style-name="gr32" draw:text-style-name="P1" draw:layer="layout" svg:width="2.413cm" svg:height="0.508cm" draw:transform="rotate (1.57795217672807) translate (14.478cm 10.22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487.4896437448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6" draw:text-style-name="P2" draw:layer="layout" svg:width="1.281cm" svg:height="0.645cm" draw:transform="rotate (-1.57550871577528) translate (15.05cm 8.512cm)">
          <draw:text-box>
            <text:p><text:span text:style-name="T1">MUX</text:span></text:p>
          </draw:text-box>
        </draw:frame>
        <draw:line draw:style-name="gr42" draw:text-style-name="P1" draw:layer="layout" svg:x1="14.97cm" svg:y1="8.747cm" svg:x2="15.478cm" svg:y2="8.747cm">
          <text:p/>
        </draw:line>
        <draw:line draw:style-name="gr42" draw:text-style-name="P1" draw:layer="layout" svg:x1="15.462cm" svg:y1="8.723cm" svg:x2="15.462cm" svg:y2="6.945cm">
          <text:p/>
        </draw:line>
        <draw:line draw:style-name="gr2" draw:text-style-name="P1" draw:layer="layout" svg:x1="15.505cm" svg:y1="6.969cm" svg:x2="15.886cm" svg:y2="6.969cm">
          <text:p/>
        </draw:line>
        <draw:frame draw:style-name="gr43" draw:text-style-name="P2" draw:layer="layout" svg:width="1.302cm" svg:height="0.645cm" svg:x="13.434cm" svg:y="7.682cm">
          <draw:text-box>
            <text:p><text:span text:style-name="T1">busB</text:span></text:p>
          </draw:text-box>
        </draw:frame>
        <draw:line draw:style-name="gr2" draw:text-style-name="P1" draw:layer="layout" svg:x1="14.843cm" svg:y1="11.033cm" svg:x2="14.843cm" svg:y2="10.017cm">
          <text:p/>
        </draw:line>
        <draw:frame draw:style-name="gr44" draw:text-style-name="P2" draw:layer="layout" svg:width="1.713cm" svg:height="0.645cm" svg:x="14.234cm" svg:y="10.883cm">
          <draw:text-box>
            <text:p><text:span text:style-name="T1">ALUSrc</text:span></text:p>
          </draw:text-box>
        </draw:frame>
        <draw:custom-shape draw:style-name="gr45" draw:text-style-name="P1" draw:layer="layout" svg:width="0.635cm" svg:height="2.388cm" svg:x="11.867cm" svg:y="9.593cm"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557cm" svg:y1="10.017cm" svg:x2="14.462cm" svg:y2="10.017cm">
          <text:p/>
        </draw:line>
        <draw:line draw:style-name="gr2" draw:text-style-name="P1" draw:layer="layout" svg:x1="12.443cm" svg:y1="13.034cm" svg:x2="12.443cm" svg:y2="12.018cm">
          <text:p/>
        </draw:line>
        <draw:frame draw:style-name="gr46" draw:text-style-name="P2" draw:layer="layout" svg:width="1.48cm" svg:height="0.645cm" svg:x="12.235cm" svg:y="12.984cm">
          <draw:text-box>
            <text:p><text:span text:style-name="T1">ExtOp</text:span></text:p>
          </draw:text-box>
        </draw:frame>
        <draw:frame draw:style-name="gr47" draw:text-style-name="P2" draw:layer="layout" svg:width="1.907cm" svg:height="0.645cm" draw:transform="rotate (-1.57550871577528) translate (12.55cm 9.912cm)">
          <draw:text-box>
            <text:p><text:span text:style-name="T1">Extender</text:span></text:p>
          </draw:text-box>
        </draw:frame>
        <draw:line draw:style-name="gr2" draw:text-style-name="P1" draw:layer="layout" svg:x1="10.652cm" svg:y1="10.144cm" svg:x2="11.795cm" svg:y2="10.144cm">
          <text:p/>
        </draw:line>
        <draw:frame draw:style-name="gr48" draw:text-style-name="P2" draw:layer="layout" svg:width="1.552cm" svg:height="0.645cm" svg:x="10.135cm" svg:y="9.385cm">
          <draw:text-box>
            <text:p><text:span text:style-name="T1">imm16</text:span></text:p>
          </draw:text-box>
        </draw:frame>
        <draw:line draw:style-name="gr2" draw:text-style-name="P1" draw:layer="layout" svg:x1="12.043cm" svg:y1="13.035cm" svg:x2="12.043cm" svg:y2="12.019cm">
          <text:p/>
        </draw:line>
        <draw:frame draw:style-name="gr49" draw:text-style-name="P2" draw:layer="layout" svg:width="1.459cm" svg:height="0.645cm" svg:x="10.935cm" svg:y="12.985cm">
          <draw:text-box>
            <text:p><text:span text:style-name="T1">Upper</text:span></text:p>
          </draw:text-box>
        </draw:frame>
        <draw:line draw:style-name="gr2" draw:text-style-name="P1" draw:layer="layout" svg:x1="16.748cm" svg:y1="6.207cm" svg:x2="17.51cm" svg:y2="6.196cm">
          <text:p/>
        </draw:line>
        <draw:frame draw:style-name="gr33" draw:text-style-name="P2" draw:layer="layout" svg:width="1.184cm" svg:height="0.645cm" svg:x="16.436cm" svg:y="5.483cm">
          <draw:text-box>
            <text:p><text:span text:style-name="T1">data</text:span></text:p>
          </draw:text-box>
        </draw:frame>
        <draw:line draw:style-name="gr2" draw:text-style-name="P1" draw:layer="layout" svg:x1="16.367cm" svg:y1="5.318cm" svg:x2="17.51cm" svg:y2="5.318cm">
          <text:p/>
        </draw:line>
        <draw:line draw:style-name="gr2" draw:text-style-name="P1" draw:layer="layout" svg:x1="16.748cm" svg:y1="7.109cm" svg:x2="17.51cm" svg:y2="7.098cm">
          <text:p/>
        </draw:line>
        <draw:line draw:style-name="gr42" draw:text-style-name="P1" draw:layer="layout" svg:x1="16.494cm" svg:y1="5.318cm" svg:x2="16.494cm" svg:y2="16.621cm">
          <text:p/>
        </draw:line>
        <draw:line draw:style-name="gr42" draw:text-style-name="P1" draw:layer="layout" svg:x1="16.494cm" svg:y1="16.621cm" svg:x2="14.716cm" svg:y2="16.621cm">
          <text:p/>
        </draw:line>
        <draw:line draw:style-name="gr2" draw:text-style-name="P1" draw:layer="layout" svg:x1="14.716cm" svg:y1="16.621cm" svg:x2="14.716cm" svg:y2="18.526cm">
          <text:p/>
        </draw:line>
        <draw:frame draw:style-name="gr50" draw:text-style-name="P2" draw:layer="layout" svg:width="1.399cm" svg:height="0.645cm" svg:x="14.532cm" svg:y="16.078cm">
          <draw:text-box>
            <text:p><text:span text:style-name="T1">daddr</text:span></text:p>
          </draw:text-box>
        </draw:frame>
        <draw:line draw:style-name="gr42" draw:text-style-name="P1" draw:layer="layout" svg:x1="9.89cm" svg:y1="8.112cm" svg:x2="10.144cm" svg:y2="8.239cm">
          <text:p/>
        </draw:line>
        <draw:line draw:style-name="gr42" draw:text-style-name="P1" draw:layer="layout" svg:x1="10.144cm" svg:y1="8.239cm" svg:x2="9.89cm" svg:y2="8.366cm">
          <text:p/>
        </draw:line>
        <draw:custom-shape draw:style-name="gr51" draw:text-style-name="P1" draw:layer="layout" svg:width="0.254cm" svg:height="0.254cm" svg:x="9.89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" draw:layer="layout" svg:x1="10.017cm" svg:y1="8.72cm" svg:x2="10.017cm" svg:y2="9.228cm">
          <text:p/>
        </draw:line>
        <draw:frame draw:style-name="gr50" draw:text-style-name="P2" draw:layer="layout" svg:width="1.399cm" svg:height="0.645cm" svg:x="9.836cm" svg:y="8.586cm">
          <draw:text-box>
            <text:p><text:span text:style-name="T1">nRST</text:span></text:p>
          </draw:text-box>
        </draw:frame>
        <draw:frame draw:style-name="gr52" draw:text-style-name="P2" draw:layer="layout" svg:width="0.934cm" svg:height="0.645cm" svg:x="9.037cm" svg:y="7.987cm">
          <draw:text-box>
            <text:p><text:span text:style-name="T1">clk</text:span></text:p>
          </draw:text-box>
        </draw:frame>
        <draw:line draw:style-name="gr42" draw:text-style-name="P1" draw:layer="layout" svg:x1="3.69cm" svg:y1="19.612cm" svg:x2="3.944cm" svg:y2="19.739cm">
          <text:p/>
        </draw:line>
        <draw:line draw:style-name="gr42" draw:text-style-name="P1" draw:layer="layout" svg:x1="3.944cm" svg:y1="19.739cm" svg:x2="3.69cm" svg:y2="19.866cm">
          <text:p/>
        </draw:line>
        <draw:custom-shape draw:style-name="gr51" draw:text-style-name="P1" draw:layer="layout" svg:width="0.254cm" svg:height="0.254cm" svg:x="3.69cm" svg:y="19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" draw:layer="layout" svg:x1="3.817cm" svg:y1="20.12cm" svg:x2="3.817cm" svg:y2="20.628cm">
          <text:p/>
        </draw:line>
        <draw:frame draw:style-name="gr50" draw:text-style-name="P2" draw:layer="layout" svg:width="1.399cm" svg:height="0.645cm" svg:x="2.636cm" svg:y="20.086cm">
          <draw:text-box>
            <text:p><text:span text:style-name="T1">nRST</text:span></text:p>
          </draw:text-box>
        </draw:frame>
        <draw:frame draw:style-name="gr52" draw:text-style-name="P2" draw:layer="layout" svg:width="0.934cm" svg:height="0.645cm" svg:x="2.837cm" svg:y="19.487cm">
          <draw:text-box>
            <text:p><text:span text:style-name="T1">clk</text:span></text:p>
          </draw:text-box>
        </draw:frame>
        <draw:custom-shape draw:style-name="gr32" draw:text-style-name="P1" draw:layer="layout" svg:width="2.413cm" svg:height="0.508cm" draw:transform="rotate (-0.00104719755119678) translate (9.416cm 5.96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487.4896437448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" draw:layer="layout" svg:x1="8.874cm" svg:y1="7.35cm" svg:x2="9.89cm" svg:y2="7.35cm">
          <text:p/>
        </draw:line>
        <draw:frame draw:style-name="gr53" draw:text-style-name="P2" draw:layer="layout" svg:width="1.586cm" svg:height="0.645cm" svg:x="8.133cm" svg:y="6.78cm">
          <draw:text-box>
            <text:p><text:span text:style-name="T1">RegWr</text:span></text:p>
          </draw:text-box>
        </draw:frame>
        <draw:line draw:style-name="gr2" draw:text-style-name="P1" draw:layer="layout" svg:x1="10.652cm" svg:y1="6.461cm" svg:x2="10.652cm" svg:y2="7.096cm">
          <text:p/>
        </draw:line>
        <draw:line draw:style-name="gr2" draw:text-style-name="P1" draw:layer="layout" svg:x1="10.063cm" svg:y1="3.921cm" svg:x2="10.063cm" svg:y2="5.953cm">
          <text:p/>
        </draw:line>
        <draw:line draw:style-name="gr2" draw:text-style-name="P1" draw:layer="layout" svg:x1="11.063cm" svg:y1="3.921cm" svg:x2="11.063cm" svg:y2="5.953cm">
          <text:p/>
        </draw:line>
        <draw:frame draw:style-name="gr41" draw:text-style-name="P2" draw:layer="layout" svg:width="0.951cm" svg:height="0.645cm" svg:x="9.133cm" svg:y="4.98cm">
          <draw:text-box>
            <text:p><text:span text:style-name="T1">Rd</text:span></text:p>
          </draw:text-box>
        </draw:frame>
        <draw:frame draw:style-name="gr54" draw:text-style-name="P2" draw:layer="layout" svg:width="0.853cm" svg:height="0.645cm" svg:x="10.234cm" svg:y="4.981cm">
          <draw:text-box>
            <text:p><text:span text:style-name="T1">Rt</text:span></text:p>
          </draw:text-box>
        </draw:frame>
        <draw:line draw:style-name="gr2" draw:text-style-name="P1" draw:layer="layout" svg:x1="8.52cm" svg:y1="6.207cm" svg:x2="9.536cm" svg:y2="6.207cm">
          <text:p/>
        </draw:line>
        <draw:frame draw:style-name="gr38" draw:text-style-name="P2" draw:layer="layout" svg:width="1.107cm" svg:height="0.645cm" svg:x="8.134cm" svg:y="5.681cm">
          <draw:text-box>
            <text:p><text:span text:style-name="T1">JAL</text:span></text:p>
          </draw:text-box>
        </draw:frame>
        <draw:line draw:style-name="gr2" draw:text-style-name="P1" draw:layer="layout" svg:x1="8.62cm" svg:y1="6.507cm" svg:x2="9.636cm" svg:y2="6.507cm">
          <text:p/>
        </draw:line>
        <draw:frame draw:style-name="gr55" draw:text-style-name="P2" draw:layer="layout" svg:width="1.675cm" svg:height="0.645cm" svg:x="7.235cm" svg:y="6.182cm">
          <draw:text-box>
            <text:p><text:span text:style-name="T1">RegDst</text:span></text:p>
          </draw:text-box>
        </draw:frame>
        <draw:frame draw:style-name="gr36" draw:text-style-name="P2" draw:layer="layout" svg:width="1.281cm" svg:height="0.645cm" svg:x="10.035cm" svg:y="5.886cm">
          <draw:text-box>
            <text:p><text:span text:style-name="T1">MUX</text:span></text:p>
          </draw:text-box>
        </draw:frame>
        <draw:custom-shape draw:style-name="gr45" draw:text-style-name="P1" draw:layer="layout" svg:width="0.635cm" svg:height="2.388cm" svg:x="6.867cm" svg:y="9.593cm">
          <text:p/>
          <draw:enhanced-geometry svg:viewBox="0 0 21600 21600" draw:type="rectangle" draw:enhanced-path="M 0 0 L 21600 0 21600 21600 0 21600 0 0 Z N"/>
        </draw:custom-shape>
        <draw:frame draw:style-name="gr56" draw:text-style-name="P2" draw:layer="layout" svg:width="0.989cm" svg:height="0.645cm" draw:transform="rotate (-1.57550871577528) translate (7.55cm 9.912cm)">
          <draw:text-box>
            <text:p><text:span text:style-name="T1">PC</text:span></text:p>
          </draw:text-box>
        </draw:frame>
        <draw:line draw:style-name="gr42" draw:text-style-name="P1" draw:layer="layout" svg:x1="6.89cm" svg:y1="11.612cm" svg:x2="7.144cm" svg:y2="11.739cm">
          <text:p/>
        </draw:line>
        <draw:line draw:style-name="gr42" draw:text-style-name="P1" draw:layer="layout" svg:x1="7.144cm" svg:y1="11.739cm" svg:x2="6.89cm" svg:y2="11.866cm">
          <text:p/>
        </draw:line>
        <draw:custom-shape draw:style-name="gr51" draw:text-style-name="P1" draw:layer="layout" svg:width="0.254cm" svg:height="0.254cm" svg:x="6.89cm" svg:y="11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" draw:layer="layout" svg:x1="7.017cm" svg:y1="12.22cm" svg:x2="7.017cm" svg:y2="12.728cm">
          <text:p/>
        </draw:line>
        <draw:frame draw:style-name="gr50" draw:text-style-name="P2" draw:layer="layout" svg:width="1.399cm" svg:height="0.645cm" svg:x="6.636cm" svg:y="12.586cm">
          <draw:text-box>
            <text:p><text:span text:style-name="T1">nRST</text:span></text:p>
          </draw:text-box>
        </draw:frame>
        <draw:frame draw:style-name="gr52" draw:text-style-name="P2" draw:layer="layout" svg:width="0.934cm" svg:height="0.645cm" svg:x="6.037cm" svg:y="11.487cm">
          <draw:text-box>
            <text:p><text:span text:style-name="T1">clk</text:span></text:p>
          </draw:text-box>
        </draw:frame>
        <draw:line draw:style-name="gr2" draw:text-style-name="P1" draw:layer="layout" svg:x1="8.747cm" svg:y1="7.858cm" svg:x2="9.89cm" svg:y2="7.858cm">
          <text:p/>
        </draw:line>
        <draw:line draw:style-name="gr42" draw:text-style-name="P1" draw:layer="layout" svg:x1="8.747cm" svg:y1="7.858cm" svg:x2="8.747cm" svg:y2="11.541cm">
          <text:p/>
        </draw:line>
        <draw:line draw:style-name="gr42" draw:text-style-name="P1" draw:layer="layout" svg:x1="8.747cm" svg:y1="11.541cm" svg:x2="18.272cm" svg:y2="11.541cm">
          <text:p/>
        </draw:line>
        <draw:line draw:style-name="gr42" draw:text-style-name="P1" draw:layer="layout" svg:x1="18.272cm" svg:y1="11.541cm" svg:x2="18.272cm" svg:y2="6.08cm">
          <text:p/>
        </draw:line>
        <draw:line draw:style-name="gr42" draw:text-style-name="P1" draw:layer="layout" svg:x1="18.272cm" svg:y1="6.08cm" svg:x2="18.018cm" svg:y2="6.08cm">
          <text:p/>
        </draw:line>
        <draw:custom-shape draw:style-name="gr32" draw:text-style-name="P1" draw:layer="layout" svg:width="2.413cm" svg:height="0.508cm" draw:transform="rotate (1.57795217672807) translate (4.179cm 10.32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487.4896437448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7" draw:text-style-name="P2" draw:layer="layout" svg:width="1.438cm" svg:height="0.645cm" draw:transform="rotate (-1.57550871577528) translate (4.75cm 8.512cm)">
          <draw:text-box>
            <text:p><text:span text:style-name="T1">Adder</text:span></text:p>
          </draw:text-box>
        </draw:frame>
        <draw:custom-shape draw:style-name="gr32" draw:text-style-name="P1" draw:layer="layout" svg:width="2.413cm" svg:height="0.508cm" draw:transform="rotate (1.57795217672807) translate (4.179cm 14.32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487.4896437448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7" draw:text-style-name="P2" draw:layer="layout" svg:width="1.438cm" svg:height="0.645cm" draw:transform="rotate (-1.57550871577528) translate (4.75cm 12.514cm)">
          <draw:text-box>
            <text:p><text:span text:style-name="T1">Adder</text:span></text:p>
          </draw:text-box>
        </draw:frame>
        <draw:custom-shape draw:style-name="gr32" draw:text-style-name="P1" draw:layer="layout" svg:width="2.413cm" svg:height="0.508cm" draw:transform="rotate (1.57795217672807) translate (5.478cm 12.32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487.4896437448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6" draw:text-style-name="P2" draw:layer="layout" svg:width="1.281cm" svg:height="0.645cm" draw:transform="rotate (-1.57550871577528) translate (6.05cm 10.612cm)">
          <draw:text-box>
            <text:p><text:span text:style-name="T1">MUX</text:span></text:p>
          </draw:text-box>
        </draw:frame>
        <draw:line draw:style-name="gr42" draw:text-style-name="P1" draw:layer="layout" svg:x1="4.683cm" svg:y1="13.192cm" svg:x2="4.81cm" svg:y2="13.192cm">
          <text:p/>
        </draw:line>
        <draw:line draw:style-name="gr42" draw:text-style-name="P1" draw:layer="layout" svg:x1="4.81cm" svg:y1="13.192cm" svg:x2="4.81cm" svg:y2="11.16cm">
          <text:p/>
        </draw:line>
        <draw:line draw:style-name="gr2" draw:text-style-name="P1" draw:layer="layout" svg:x1="4.81cm" svg:y1="11.16cm" svg:x2="5.445cm" svg:y2="11.16cm">
          <text:p/>
        </draw:line>
        <draw:line draw:style-name="gr2" draw:text-style-name="P1" draw:layer="layout" svg:x1="4.81cm" svg:y1="10.26cm" svg:x2="5.445cm" svg:y2="10.26cm">
          <text:p/>
        </draw:line>
        <draw:line draw:style-name="gr42" draw:text-style-name="P1" draw:layer="layout" svg:x1="4.81cm" svg:y1="10.271cm" svg:x2="4.81cm" svg:y2="9.128cm">
          <text:p/>
        </draw:line>
        <draw:line draw:style-name="gr42" draw:text-style-name="P1" draw:layer="layout" svg:x1="4.81cm" svg:y1="9.128cm" svg:x2="4.683cm" svg:y2="9.128cm">
          <text:p/>
        </draw:line>
        <draw:line draw:style-name="gr42" draw:text-style-name="P1" draw:layer="layout" svg:x1="4.81cm" svg:y1="10.271cm" svg:x2="4.81cm" svg:y2="10.906cm">
          <text:p/>
        </draw:line>
        <draw:line draw:style-name="gr42" draw:text-style-name="P1" draw:layer="layout" svg:x1="4.81cm" svg:y1="10.906cm" svg:x2="3.286cm" svg:y2="10.906cm">
          <text:p/>
        </draw:line>
        <draw:line draw:style-name="gr42" draw:text-style-name="P1" draw:layer="layout" svg:x1="3.286cm" svg:y1="10.906cm" svg:x2="3.286cm" svg:y2="12.43cm">
          <text:p/>
        </draw:line>
        <draw:line draw:style-name="gr2" draw:text-style-name="P1" draw:layer="layout" svg:x1="3.286cm" svg:y1="12.43cm" svg:x2="4.175cm" svg:y2="12.43cm">
          <text:p/>
        </draw:line>
        <draw:line draw:style-name="gr2" draw:text-style-name="P1" draw:layer="layout" svg:x1="3.286cm" svg:y1="9.89cm" svg:x2="4.175cm" svg:y2="9.89cm">
          <text:p/>
        </draw:line>
        <draw:frame draw:style-name="gr58" draw:text-style-name="P2" draw:layer="layout" svg:width="0.697cm" svg:height="0.645cm" svg:x="3.037cm" svg:y="9.388cm">
          <draw:text-box>
            <text:p><text:span text:style-name="T1">4</text:span></text:p>
          </draw:text-box>
        </draw:frame>
        <draw:line draw:style-name="gr2" draw:text-style-name="P1" draw:layer="layout" svg:x1="3.286cm" svg:y1="8.49cm" svg:x2="4.175cm" svg:y2="8.49cm">
          <text:p/>
        </draw:line>
        <draw:line draw:style-name="gr42" draw:text-style-name="P1" draw:layer="layout" svg:x1="3.286cm" svg:y1="8.493cm" svg:x2="3.286cm" svg:y2="7.35cm">
          <text:p/>
        </draw:line>
        <draw:line draw:style-name="gr42" draw:text-style-name="P1" draw:layer="layout" svg:x1="3.286cm" svg:y1="7.35cm" svg:x2="7.858cm" svg:y2="7.35cm">
          <text:p/>
        </draw:line>
        <draw:line draw:style-name="gr42" draw:text-style-name="P1" draw:layer="layout" svg:x1="7.858cm" svg:y1="7.35cm" svg:x2="7.858cm" svg:y2="10.017cm">
          <text:p/>
        </draw:line>
        <draw:line draw:style-name="gr42" draw:text-style-name="P1" draw:layer="layout" svg:x1="7.858cm" svg:y1="10.017cm" svg:x2="7.477cm" svg:y2="10.017cm">
          <text:p/>
        </draw:line>
        <draw:line draw:style-name="gr2" draw:text-style-name="P1" draw:layer="layout" svg:x1="7.223cm" svg:y1="8.747cm" svg:x2="7.223cm" svg:y2="9.636cm">
          <text:p/>
        </draw:line>
        <draw:frame draw:style-name="gr38" draw:text-style-name="P2" draw:layer="layout" svg:width="1.107cm" svg:height="0.645cm" svg:x="6.637cm" svg:y="8.187cm">
          <draw:text-box>
            <text:p><text:span text:style-name="T1">Adv</text:span></text:p>
          </draw:text-box>
        </draw:frame>
        <draw:line draw:style-name="gr2" draw:text-style-name="P1" draw:layer="layout" svg:x1="5.953cm" svg:y1="10.398cm" svg:x2="6.842cm" svg:y2="10.398cm">
          <text:p/>
        </draw:line>
        <draw:custom-shape draw:style-name="gr59" draw:text-style-name="P1" draw:layer="layout" svg:width="1.524cm" svg:height="1.419cm" svg:x="7.467cm" svg:y="16.262cm">
          <text:p text:style-name="P1"/>
          <draw:enhanced-geometry svg:viewBox="0 0 21600 21600" draw:type="rectangle" draw:enhanced-path="M 0 0 L 21600 0 21600 21600 0 21600 0 0 Z N"/>
        </draw:custom-shape>
        <draw:frame draw:style-name="gr60" draw:text-style-name="P2" draw:layer="layout" svg:width="1.378cm" svg:height="1.039cm" svg:x="7.536cm" svg:y="16.486cm">
          <draw:text-box>
            <text:p><text:span text:style-name="T1">Shift</text:span></text:p>
            <text:p><text:span text:style-name="T1">Left 2</text:span></text:p>
          </draw:text-box>
        </draw:frame>
        <draw:line draw:style-name="gr42" draw:text-style-name="P1" draw:layer="layout" svg:x1="7.477cm" svg:y1="16.875cm" svg:x2="3.286cm" svg:y2="16.875cm">
          <text:p/>
        </draw:line>
        <draw:line draw:style-name="gr42" draw:text-style-name="P1" draw:layer="layout" svg:x1="3.286cm" svg:y1="16.875cm" svg:x2="3.286cm" svg:y2="13.7cm">
          <text:p/>
        </draw:line>
        <draw:line draw:style-name="gr2" draw:text-style-name="P1" draw:layer="layout" svg:x1="3.286cm" svg:y1="13.73cm" svg:x2="4.175cm" svg:y2="13.73cm">
          <text:p/>
        </draw:line>
        <draw:line draw:style-name="gr42" draw:text-style-name="P1" draw:layer="layout" svg:x1="13.7cm" svg:y1="10.017cm" svg:x2="13.7cm" svg:y2="16.875cm">
          <text:p/>
        </draw:line>
        <draw:line draw:style-name="gr2" draw:text-style-name="P1" draw:layer="layout" svg:x1="13.7cm" svg:y1="16.902cm" svg:x2="9.001cm" svg:y2="16.902cm">
          <text:p/>
        </draw:line>
        <draw:custom-shape draw:style-name="gr59" draw:text-style-name="P1" draw:layer="layout" svg:width="1.524cm" svg:height="1.419cm" svg:x="7.467cm" svg:y="14.262cm">
          <text:p/>
          <draw:enhanced-geometry svg:viewBox="0 0 21600 21600" draw:type="rectangle" draw:enhanced-path="M 0 0 L 21600 0 21600 21600 0 21600 0 0 Z N"/>
        </draw:custom-shape>
        <draw:frame draw:style-name="gr60" draw:text-style-name="P2" draw:layer="layout" svg:width="1.378cm" svg:height="1.039cm" svg:x="7.536cm" svg:y="14.486cm">
          <draw:text-box>
            <text:p><text:span text:style-name="T1">Shift</text:span></text:p>
            <text:p><text:span text:style-name="T1">Left 2</text:span></text:p>
          </draw:text-box>
        </draw:frame>
        <draw:line draw:style-name="gr2" draw:text-style-name="P1" draw:layer="layout" svg:x1="11.244cm" svg:y1="14.97cm" svg:x2="10.101cm" svg:y2="14.97cm">
          <text:p/>
        </draw:line>
        <draw:frame draw:style-name="gr48" draw:text-style-name="P2" draw:layer="layout" svg:width="1.552cm" svg:height="0.645cm" svg:x="11.236cm" svg:y="14.686cm">
          <draw:text-box>
            <text:p><text:span text:style-name="T1">imm26</text:span></text:p>
          </draw:text-box>
        </draw:frame>
        <draw:line draw:style-name="gr42" draw:text-style-name="P1" draw:layer="layout" svg:x1="7.858cm" svg:y1="10.017cm" svg:x2="7.858cm" svg:y2="13.446cm">
          <text:p/>
        </draw:line>
        <draw:line draw:style-name="gr42" draw:text-style-name="P1" draw:layer="layout" svg:x1="7.858cm" svg:y1="13.446cm" svg:x2="10.144cm" svg:y2="13.446cm">
          <text:p/>
        </draw:line>
        <draw:line draw:style-name="gr2" draw:text-style-name="P1" draw:layer="layout" svg:x1="10.144cm" svg:y1="13.446cm" svg:x2="10.144cm" svg:y2="14.97cm">
          <text:p/>
        </draw:line>
        <draw:line draw:style-name="gr2" draw:text-style-name="P1" draw:layer="layout" svg:x1="10.245cm" svg:y1="14.97cm" svg:x2="9.102cm" svg:y2="14.97cm">
          <text:p/>
        </draw:line>
        <draw:frame draw:style-name="gr48" draw:text-style-name="P2" draw:layer="layout" svg:width="1.552cm" svg:height="0.645cm" svg:x="8.536cm" svg:y="12.887cm">
          <draw:text-box>
            <text:p><text:span text:style-name="T1">4 MSB</text:span></text:p>
          </draw:text-box>
        </draw:frame>
        <draw:frame draw:style-name="gr61" draw:text-style-name="P2" draw:layer="layout" svg:width="3.034cm" svg:height="0.645cm" svg:x="8.836cm" svg:y="15.087cm">
          <draw:text-box>
            <text:p><text:span text:style-name="T1">{4 MSB, imm26}</text:span></text:p>
          </draw:text-box>
        </draw:frame>
        <draw:line draw:style-name="gr42" draw:text-style-name="P1" draw:layer="layout" svg:x1="4.964cm" svg:y1="14.97cm" svg:x2="4.964cm" svg:y2="11.922cm">
          <text:p/>
        </draw:line>
        <draw:line draw:style-name="gr42" draw:text-style-name="P1" draw:layer="layout" svg:x1="4.937cm" svg:y1="14.97cm" svg:x2="7.477cm" svg:y2="14.97cm">
          <text:p/>
        </draw:line>
        <draw:line draw:style-name="gr2" draw:text-style-name="P1" draw:layer="layout" svg:x1="4.937cm" svg:y1="11.922cm" svg:x2="5.445cm" svg:y2="11.922cm">
          <text:p/>
        </draw:line>
        <draw:line draw:style-name="gr2" draw:text-style-name="P1" draw:layer="layout" svg:x1="5.445cm" svg:y1="9.001cm" svg:x2="5.445cm" svg:y2="9.89cm">
          <text:p/>
        </draw:line>
        <draw:line draw:style-name="gr2" draw:text-style-name="P1" draw:layer="layout" svg:x1="5.845cm" svg:y1="9.101cm" svg:x2="5.845cm" svg:y2="9.99cm">
          <text:p/>
        </draw:line>
        <draw:frame draw:style-name="gr62" draw:text-style-name="P2" draw:layer="layout" svg:width="1.518cm" svg:height="0.645cm" svg:x="4.538cm" svg:y="8.388cm">
          <draw:text-box>
            <text:p><text:span text:style-name="T1">PCSrc</text:span></text:p>
          </draw:text-box>
        </draw:frame>
        <draw:frame draw:style-name="gr63" draw:text-style-name="P2" draw:layer="layout" svg:width="2.153cm" svg:height="0.645cm" svg:x="5.638cm" svg:y="8.689cm">
          <draw:text-box>
            <text:p><text:span text:style-name="T1">Jmp || JAL</text:span></text:p>
          </draw:text-box>
        </draw:frame>
        <draw:line draw:style-name="gr2" draw:text-style-name="P1" draw:layer="layout" svg:x1="4.986cm" svg:y1="17.638cm" svg:x2="4.986cm" svg:y2="18.527cm">
          <text:p/>
        </draw:line>
        <draw:frame draw:style-name="gr56" draw:text-style-name="P2" draw:layer="layout" svg:width="0.989cm" svg:height="0.645cm" svg:x="4.532cm" svg:y="17.078cm">
          <draw:text-box>
            <text:p><text:span text:style-name="T1">PC</text:span></text:p>
          </draw:text-box>
        </draw:frame>
        <draw:frame draw:style-name="gr62" draw:text-style-name="P2" draw:layer="layout" svg:width="1.518cm" svg:height="0.645cm" svg:x="3.538cm" svg:y="2.389cm">
          <draw:text-box>
            <text:p><text:span text:style-name="T1">PCSrc</text:span></text:p>
          </draw:text-box>
        </draw:frame>
        <draw:frame draw:style-name="gr63" draw:text-style-name="P2" draw:layer="layout" svg:width="1.167cm" svg:height="0.645cm" svg:x="4.939cm" svg:y="2.39cm">
          <draw:text-box>
            <text:p><text:span text:style-name="T1">Jmp</text:span></text:p>
          </draw:text-box>
        </draw:frame>
        <draw:frame draw:style-name="gr48" draw:text-style-name="P2" draw:layer="layout" svg:width="1.552cm" svg:height="0.645cm" svg:x="5.936cm" svg:y="2.387cm">
          <draw:text-box>
            <text:p><text:span text:style-name="T1">imm26</text:span></text:p>
          </draw:text-box>
        </draw:frame>
        <draw:frame draw:style-name="gr55" draw:text-style-name="P2" draw:layer="layout" svg:width="1.675cm" svg:height="0.645cm" svg:x="7.336cm" svg:y="2.383cm">
          <draw:text-box>
            <text:p><text:span text:style-name="T1">RegDst</text:span></text:p>
          </draw:text-box>
        </draw:frame>
        <draw:frame draw:style-name="gr53" draw:text-style-name="P2" draw:layer="layout" svg:width="1.586cm" svg:height="0.645cm" svg:x="3.533cm" svg:y="2.881cm">
          <draw:text-box>
            <text:p><text:span text:style-name="T1">RegWr</text:span></text:p>
          </draw:text-box>
        </draw:frame>
        <draw:frame draw:style-name="gr38" draw:text-style-name="P2" draw:layer="layout" svg:width="1.107cm" svg:height="0.645cm" svg:x="4.935cm" svg:y="2.882cm">
          <draw:text-box>
            <text:p><text:span text:style-name="T1">JAL</text:span></text:p>
          </draw:text-box>
        </draw:frame>
        <draw:frame draw:style-name="gr48" draw:text-style-name="P2" draw:layer="layout" svg:width="1.552cm" svg:height="0.645cm" svg:x="5.935cm" svg:y="2.886cm">
          <draw:text-box>
            <text:p><text:span text:style-name="T1">imm16</text:span></text:p>
          </draw:text-box>
        </draw:frame>
        <draw:frame draw:style-name="gr49" draw:text-style-name="P2" draw:layer="layout" svg:width="1.459cm" svg:height="0.645cm" svg:x="7.336cm" svg:y="2.886cm">
          <draw:text-box>
            <text:p><text:span text:style-name="T1">Upper</text:span></text:p>
          </draw:text-box>
        </draw:frame>
        <draw:frame draw:style-name="gr46" draw:text-style-name="P2" draw:layer="layout" svg:width="1.48cm" svg:height="0.645cm" svg:x="3.535cm" svg:y="3.285cm">
          <draw:text-box>
            <text:p><text:span text:style-name="T1">ExtOp</text:span></text:p>
          </draw:text-box>
        </draw:frame>
        <draw:frame draw:style-name="gr44" draw:text-style-name="P2" draw:layer="layout" svg:width="1.713cm" svg:height="0.645cm" svg:x="4.935cm" svg:y="3.284cm">
          <draw:text-box>
            <text:p><text:span text:style-name="T1">ALUSrc</text:span></text:p>
          </draw:text-box>
        </draw:frame>
        <draw:line draw:style-name="gr2" draw:text-style-name="P1" draw:layer="layout" svg:x1="7.731cm" svg:y1="5.064cm" svg:x2="7.731cm" svg:y2="3.921cm">
          <text:p/>
        </draw:line>
        <draw:frame draw:style-name="gr23" draw:text-style-name="P2" draw:layer="layout" svg:width="1.848cm" svg:height="0.645cm" svg:x="6.427cm" svg:y="4.97cm">
          <draw:text-box>
            <text:p><text:span text:style-name="T1">instr [32]</text:span></text:p>
          </draw:text-box>
        </draw:frame>
        <draw:frame draw:style-name="gr5" draw:text-style-name="P2" draw:layer="layout" svg:width="1.886cm" svg:height="0.645cm" svg:x="7.737cm" svg:y="8.587cm">
          <draw:text-box>
            <text:p><text:span text:style-name="T1">write_val</text:span></text:p>
          </draw:text-box>
        </draw:frame>
        <draw:line draw:style-name="gr2" draw:text-style-name="P1" draw:layer="layout" svg:x1="8.874cm" svg:y1="5.445cm" svg:x2="9.763cm" svg:y2="5.953cm">
          <text:p/>
        </draw:line>
        <draw:frame draw:style-name="gr64" draw:text-style-name="P2" draw:layer="layout" svg:width="0.891cm" svg:height="0.645cm" svg:x="8.134cm" svg:y="4.881cm">
          <draw:text-box>
            <text:p><text:span text:style-name="T1">3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6-09-08T12:02:55.812072234</meta:creation-date>
    <dc:date>2016-09-16T15:33:23.453275953</dc:date>
    <dc:creator>Mentor Graphics</dc:creator>
    <meta:editing-duration>PT2H47M33S</meta:editing-duration>
    <meta:editing-cycles>64</meta:editing-cycles>
    <meta:generator>LibreOffice/4.3.7.2$Linux_X86_64 LibreOffice_project/430$Build-2</meta:generator>
    <meta:printed-by>Mentor Graphics</meta:printed-by>
    <meta:print-date>2016-09-08T13:11:16.481910442</meta:print-date>
    <meta:document-statistic meta:object-count="216"/>
  </office:meta>
</office:document-meta>
</file>